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8.294cm"/>
    </style:style>
    <style:style style:name="Tabella2.C" style:family="table-column">
      <style:table-column-properties style:column-width="1.205cm"/>
    </style:style>
    <style:style style:name="Tabella2.D" style:family="table-column">
      <style:table-column-properties style:column-width="1.295cm"/>
    </style:style>
    <style:style style:name="Tabella2.F" style:family="table-column">
      <style:table-column-properties style:column-width="1.602cm"/>
    </style:style>
    <style:style style:name="Tabella2.G" style:family="table-column">
      <style:table-column-properties style:column-width="0.953cm"/>
    </style:style>
    <style:style style:name="Tabella2.H" style:family="table-column">
      <style:table-column-properties style:column-width="0.136cm"/>
    </style:style>
    <style:style style:name="Tabella2.I" style:family="table-column">
      <style:table-column-properties style:column-width="0.808cm"/>
    </style:style>
    <style:style style:name="Tabella2.J" style:family="table-column">
      <style:table-column-properties style:column-width="1.7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style:min-row-height="0.011cm"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B6" style:family="table-cell">
      <style:table-cell-properties style:vertical-align="" fo:padding="0.097cm" fo:border-left="none" fo:border-right="none" fo:border-top="none" fo:border-bottom="0.5pt solid #b2b2b2"/>
    </style:style>
    <style:style style:name="Tabella2.C6" style:family="table-cell">
      <style:table-cell-properties style:vertical-align="" fo:padding="0.097cm" fo:border-left="none" fo:border-right="none" fo:border-top="none" fo:border-bottom="0.5pt solid #b2b2b2"/>
    </style:style>
    <style:style style:name="Tabella2.D6" style:family="table-cell">
      <style:table-cell-properties style:vertical-align="" fo:padding="0.097cm" fo:border-left="none" fo:border-right="none" fo:border-top="none" fo:border-bottom="0.5pt solid #b2b2b2"/>
    </style:style>
    <style:style style:name="Tabella2.E6" style:family="table-cell">
      <style:table-cell-properties style:vertical-align="" fo:padding="0.097cm" fo:border-left="none" fo:border-right="none" fo:border-top="none" fo:border-bottom="0.5pt solid #b2b2b2"/>
    </style:style>
    <style:style style:name="Tabella2.F6" style:family="table-cell">
      <style:table-cell-properties style:vertical-align="" fo:padding="0.097cm" fo:border-left="none" fo:border-right="none" fo:border-top="none" fo:border-bottom="0.5pt solid #b2b2b2"/>
    </style:style>
    <style:style style:name="Tabella2.G6" style:family="table-cell">
      <style:table-cell-properties style:vertical-align="" fo:padding="0.097cm" fo:border-left="none" fo:border-right="none" fo:border-top="none" fo:border-bottom="0.5pt solid #b2b2b2"/>
    </style:style>
    <style:style style:name="Tabella2.I6" style:family="table-cell">
      <style:table-cell-properties style:vertical-align="" fo:padding="0.097cm" fo:border-left="none" fo:border-right="none" fo:border-top="none" fo:border-bottom="0.5pt solid #b2b2b2"/>
    </style:style>
    <style:style style:name="Tabella2.J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B9" style:family="table-cell">
      <style:table-cell-properties style:vertical-align="" fo:padding="0.097cm" fo:border-left="none" fo:border-right="none" fo:border-top="none" fo:border-bottom="0.5pt solid #b2b2b2"/>
    </style:style>
    <style:style style:name="Tabella2.D9" style:family="table-cell">
      <style:table-cell-properties style:vertical-align="" fo:padding="0.097cm" fo:border-left="none" fo:border-right="none" fo:border-top="none" fo:border-bottom="0.5pt solid #b2b2b2"/>
    </style:style>
    <style:style style:name="Tabella2.E9" style:family="table-cell">
      <style:table-cell-properties style:vertical-align="" fo:padding="0.097cm" fo:border-left="none" fo:border-right="none" fo:border-top="none" fo:border-bottom="0.5pt solid #b2b2b2"/>
    </style:style>
    <style:style style:name="Tabella2.F9" style:family="table-cell">
      <style:table-cell-properties style:vertical-align="" fo:padding="0.097cm" fo:border-left="none" fo:border-right="none" fo:border-top="none" fo:border-bottom="0.5pt solid #b2b2b2"/>
    </style:style>
    <style:style style:name="Tabella2.G9" style:family="table-cell">
      <style:table-cell-properties style:vertical-align="" fo:padding="0.097cm" fo:border-left="none" fo:border-right="none" fo:border-top="none" fo:border-bottom="0.5pt solid #b2b2b2"/>
    </style:style>
    <style:style style:name="Tabella2.H9" style:family="table-cell">
      <style:table-cell-properties style:vertical-align="" fo:padding="0.097cm" fo:border-left="none" fo:border-right="none" fo:border-top="none" fo:border-bottom="0.5pt solid #b2b2b2"/>
    </style:style>
    <style:style style:name="Tabella2.J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13" style:family="table-row">
      <style:table-row-properties fo:keep-together="auto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10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9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31" style:family="paragraph" style:parent-style-name="Standard">
      <style:text-properties fo:font-size="4pt" style:font-size-asian="3.5pt" style:font-size-complex="4pt"/>
    </style:style>
    <style:style style:name="P32" style:family="paragraph" style:parent-style-name="Standard">
      <style:paragraph-properties fo:text-align="start" style:justify-single-word="false"/>
    </style:style>
    <style:style style:name="P3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5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6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7" style:family="paragraph" style:parent-style-name="Standard">
      <style:text-properties fo:font-size="6pt" style:font-size-asian="5.25pt" style:font-size-complex="6pt"/>
    </style:style>
    <style:style style:name="P38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P39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P4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41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ea37b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89548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22b9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8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8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8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8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8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9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9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9b59d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8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9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00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1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102" style:family="paragraph" style:parent-style-name="Text_20_body">
      <loext:graphic-properties draw:fill="none"/>
      <style:paragraph-properties fo:margin-left="0.199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03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4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5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6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7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108" style:family="paragraph" style:parent-style-name="Text_20_body">
      <loext:graphic-properties draw:fill="none"/>
      <style:paragraph-properties fo:margin-left="0.199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09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0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1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2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fo:color="#000000"/>
    </style:style>
    <style:style style:name="T4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5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1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93c4ce" fo:background-color="transparent" loext:char-shading-value="0"/>
    </style:style>
    <style:style style:name="T14" style:family="text">
      <style:text-properties officeooo:rsid="0090aa57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8pt" fo:text-shadow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6pt" fo:font-style="normal" fo:text-shadow="none" fo:font-weight="normal" fo:background-color="transparent" loext:char-shading-value="0" style:font-size-asian="6pt" style:language-asian="zxx" style:country-asian="none" style:font-style-asian="normal" style:font-weight-asian="normal" style:font-size-complex="6pt" style:font-style-complex="normal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33" style:family="text">
      <style:text-properties style:font-name="Gotham Book" fo:font-style="italic" style:font-style-asian="italic" style:font-style-complex="italic"/>
    </style:style>
    <style:style style:name="T34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35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36" style:family="text">
      <style:text-properties style:use-window-font-color="true" style:font-name="Gotham Book" fo:letter-spacing="normal" fo:language="it" fo:country="IT" fo:font-style="italic" style:text-underline-style="none" style:letter-kerning="false" style:font-name-asian="Times New Roman" style:font-style-asian="italic" style:font-name-complex="Times New Roman" style:font-style-complex="italic" style:text-scale="105%" style:text-overline-style="none" style:text-overline-color="font-color"/>
    </style:style>
    <style:style style:name="T37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89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89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B1" office:value-type="string">
              <text:p text:style-name="P69"><text:placeholder text:placeholder-type="text">&lt;if test="variant_images()"&gt;</text:placeholder></text:p>
              <text:p text:style-name="P78"><text:placeholder text:placeholder-type="text">&lt;translate(u'image')&gt;</text:placeholder></text:p>
              <text:p text:style-name="P69"><text:placeholder text:placeholder-type="text">&lt;/if&gt;</text:placeholder></text:p>
            </table:table-cell>
            <table:table-cell table:style-name="Tabella2.A1" office:value-type="string">
              <text:p text:style-name="P90"><text:placeholder text:placeholder-type="text">&lt;if test="not variant_images()"&gt;</text:placeholder></text:p>
              <text:p text:style-name="P88"><text:placeholder text:placeholder-type="text">&lt;translate(u'UoM')&gt;</text:placeholder></text:p>
              <text:p text:style-name="P71"><text:placeholder text:placeholder-type="text">&lt;/if&gt;</text:placeholder></text:p>
              <text:p text:style-name="P71"><text:placeholder text:placeholder-type="text">&lt;if test="variant_images()"&gt;</text:placeholder></text:p>
              <text:p text:style-name="P79"><text:placeholder text:placeholder-type="text">&lt;translate(u'ordered color')&gt;</text:placeholder></text:p>
              <text:p text:style-name="P70"><text:placeholder text:placeholder-type="text">&lt;/if&gt;</text:placeholder></text:p>
            </table:table-cell>
            <table:table-cell table:style-name="Tabella2.A1" office:value-type="string">
              <text:p text:style-name="P87"><text:placeholder text:placeholder-type="text">&lt;translate(u'q.ty')&gt;</text:placeholder></text:p>
            </table:table-cell>
            <table:table-cell table:style-name="Tabella2.A1" office:value-type="string">
              <text:p text:style-name="P87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table:number-columns-spanned="2" office:value-type="string">
              <text:p text:style-name="P87"><text:placeholder text:placeholder-type="text">&lt;translate(u'discount')&gt;</text:placeholder></text:p>
            </table:table-cell>
            <table:covered-table-cell/>
            <table:table-cell table:style-name="Tabella2.A1" office:value-type="string">
              <text:p text:style-name="P86"><text:placeholder text:placeholder-type="text">&lt;translate(u'VAT')&gt;</text:placeholder></text:p>
            </table:table-cell>
            <table:table-cell table:style-name="Tabella2.A1" office:value-type="string">
              <text:p text:style-name="P87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2" table:number-columns-spanned="10" office:value-type="string">
            <text:p text:style-name="P93"><text:bookmark-start text:name="__DdeLink__1878_1422078000"/><text:bookmark-start text:name="__DdeLink__8287_2116006207"/><text:placeholder text:placeholder-type="text">&lt;for each="line in o.order_line"&gt;</text:placeholder><text:bookmark-end text:name="__DdeLink__1878_1422078000"/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5" table:number-columns-spanned="10" office:value-type="string">
            <text:p text:style-name="P65"><text:placeholder text:placeholder-type="text">&lt;if test="check_installed_module('product_package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59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67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office:value-type="string">
            <text:p text:style-name="P13"><text:placeholder text:placeholder-type="text">&lt;line.product_id and line.product_id.code or line.product_tmpl_id and line.product_tmpl_id.prefix_code or ''&gt;</text:placeholder></text:p>
          </table:table-cell>
          <table:table-cell table:style-name="Tabella2.B6" office:value-type="string">
            <text:p text:style-name="P107"><text:span text:style-name="Strong_20_Emphasis"><text:span text:style-name="T30"><text:placeholder text:placeholder-type="text">&lt;for each="nl in line.name.split('\n')"&gt;</text:placeholder></text:span></text:span></text:p>
            <text:p text:style-name="P107"><text:span text:style-name="Strong_20_Emphasis"><text:span text:style-name="T30"><text:placeholder text:placeholder-type="text">&lt;nl.upper()&gt;</text:placeholder></text:span></text:span></text:p>
            <text:p text:style-name="P109"><text:span text:style-name="Strong_20_Emphasis"><text:span text:style-name="T31"><text:placeholder text:placeholder-type="text">&lt;/for&gt;</text:placeholder></text:span></text:span></text:p>
            <text:p text:style-name="P110"><text:span text:style-name="Strong_20_Emphasis"><text:span text:style-name="T31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table-cell table:style-name="Tabella2.C6" office:value-type="string">
            <text:p text:style-name="P98"><text:span text:style-name="Strong_20_Emphasis"><text:span text:style-name="T27"><draw:frame draw:style-name="fr3" draw:name="image: asimage(img_gray(line.product_id and line.product_id.image_medium or line.product_tmpl_id and line.product_tmpl_id.image_medium),None,0.9,0.9,'cm')" text:anchor-type="as-char" svg:width="1cm" svg:height="1cm" draw:z-index="3"><draw:text-box><text:p text:style-name="Frame_20_contents"/></draw:text-box></draw:frame></text:span></text:span></text:p>
          </table:table-cell>
          <table:table-cell table:style-name="Tabella2.D6" office:value-type="string">
            <text:p text:style-name="P105"><text:span text:style-name="Strong_20_Emphasis"><text:span text:style-name="T22"><text:placeholder text:placeholder-type="text">&lt;if test="line.product_id"&gt;</text:placeholder></text:span></text:span></text:p>
            <text:p text:style-name="P106"><text:span text:style-name="Strong_20_Emphasis"><text:span text:style-name="T27"><draw:frame draw:style-name="fr3" draw:name="image: asimage(line.product_id.att_image,None,0.9,0.65,'cm')" text:anchor-type="as-char" svg:width="1cm" svg:height="1cm" draw:z-index="4"><draw:text-box><text:p text:style-name="Frame_20_contents"/></draw:text-box></draw:frame></text:span></text:span></text:p>
            <text:p text:style-name="P106"><text:span text:style-name="Strong_20_Emphasis"><text:span text:style-name="T27"><text:placeholder text:placeholder-type="text">&lt;/if&gt;</text:placeholder></text:span></text:span></text:p>
            <text:p text:style-name="P105"><text:span text:style-name="Strong_20_Emphasis"><text:span text:style-name="T22"><text:placeholder text:placeholder-type="text">&lt;if test="not line.product_id"&gt;</text:placeholder></text:span></text:span></text:p>
            <text:p text:style-name="P105"><text:span text:style-name="Strong_20_Emphasis"><text:span text:style-name="T22"><text:placeholder text:placeholder-type="text">&lt;for each="att_line in line.product_attribute_ids"&gt;</text:placeholder></text:span></text:span></text:p>
            <text:p text:style-name="P105"><text:span text:style-name="Strong_20_Emphasis"><text:span text:style-name="T22"><draw:frame draw:style-name="fr3" draw:name="image: asimage(att_line.value_id.image,None,0.9,0.65,'cm')" text:anchor-type="as-char" svg:width="1cm" svg:height="1cm" draw:z-index="5"><draw:text-box><text:p text:style-name="Frame_20_contents"/></draw:text-box></draw:frame></text:span></text:span></text:p>
            <text:p text:style-name="P105"><text:span text:style-name="Strong_20_Emphasis"><text:span text:style-name="T22"><text:placeholder text:placeholder-type="text">&lt;/for&gt;</text:placeholder></text:span></text:span></text:p>
            <text:p text:style-name="P105"><text:span text:style-name="Strong_20_Emphasis"><text:span text:style-name="T22"><text:placeholder text:placeholder-type="text">&lt;/if&gt;</text:placeholder></text:span></text:span></text:p>
          </table:table-cell>
          <table:table-cell table:style-name="Tabella2.E6" office:value-type="string">
            <text:p text:style-name="P104"><text:span text:style-name="Strong_20_Emphasis"><text:span text:style-name="T23"><text:placeholder text:placeholder-type="text">&lt;if test="line.product_uom_qty != 0.0"&gt;</text:placeholder></text:span></text:span><text:span text:style-name="Strong_20_Emphasis"><text:span text:style-name="T19"> </text:span></text:span><text:span text:style-name="Strong_20_Emphasis"><text:span text:style-name="T20"><text:placeholder text:placeholder-type="text">&lt;formatLang(line.product_uom_qty,digits=0)&gt;</text:placeholder></text:span></text:span><text:span text:style-name="Strong_20_Emphasis"><text:span text:style-name="T23"><text:placeholder text:placeholder-type="text">&lt;/if&gt;</text:placeholder></text:span></text:span></text:p>
          </table:table-cell>
          <table:table-cell table:style-name="Tabella2.F6" office:value-type="string">
            <text:p text:style-name="P80"><text:span text:style-name="Strong_20_Emphasis"><text:span text:style-name="T28"><text:placeholder text:placeholder-type="text">&lt;if test="line.price_unit != 0.0"&gt;</text:placeholder></text:span></text:span><text:span text:style-name="T37"><text:placeholder text:placeholder-type="text">&lt;formatLang(line.price_unit, monetary=True)&gt;</text:placeholder></text:span><text:span text:style-name="Strong_20_Emphasis"><text:span text:style-name="T28"><text:placeholder text:placeholder-type="text">&lt;/if&gt;</text:placeholder></text:span></text:span></text:p>
          </table:table-cell>
          <table:table-cell table:style-name="Tabella2.G6" table:number-columns-spanned="2" office:value-type="string">
            <text:p text:style-name="P100"><text:span text:style-name="Strong_20_Emphasis"><text:span text:style-name="T25"><text:placeholder text:placeholder-type="text">&lt;if test="line.discount != 0.00"&gt;</text:placeholder></text:span></text:span><text:span text:style-name="Strong_20_Emphasis"><text:span text:style-name="T18"><text:placeholder text:placeholder-type="text">&lt;formatLang(line.discount)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covered-table-cell/>
          <table:table-cell table:style-name="Tabella2.I6" office:value-type="string">
            <text:p text:style-name="P81"><text:span text:style-name="Strong_20_Emphasis"><text:span text:style-name="T25"><text:placeholder text:placeholder-type="text">&lt;if test="line.tax_id"&gt;</text:placeholder></text:span></text:span><text:span text:style-name="Strong_20_Emphasis"><text:span text:style-name="T25"><text:placeholder text:placeholder-type="text">&lt;for each="tax in line.tax_id"&gt;</text:placeholder></text:span></text:span><text:span text:style-name="Strong_20_Emphasis"><text:span text:style-name="T18"><text:placeholder text:placeholder-type="text">&lt;formatLang(tax.amount *100, digits=0)&gt;</text:placeholder></text:span></text:span><text:span text:style-name="Strong_20_Emphasis"><text:span text:style-name="T18">%</text:span></text:span><text:span text:style-name="Strong_20_Emphasis"><text:span text:style-name="T25"><text:placeholder text:placeholder-type="text">&lt;/for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table-cell table:style-name="Tabella2.J6" office:value-type="string">
            <text:p text:style-name="P108"><text:span text:style-name="Strong_20_Emphasis"><text:span text:style-name="T24"><text:placeholder text:placeholder-type="text">&lt;if test="line.product_uom_qty != 0.0"&gt;</text:placeholder></text:span></text:span><text:span text:style-name="T35"><text:placeholder text:placeholder-type="text">&lt;formatLang(line.price_subtotal, monetary=True)&gt;</text:placeholder></text:span><text:span text:style-name="Strong_20_Emphasis"><text:span text:style-name="T24"><text:placeholder text:placeholder-type="text">&lt;/if&gt;</text:placeholder></text:span></text:span></text:p>
          </table:table-cell>
        </table:table-row>
        <table:table-row table:style-name="Tabella2.7">
          <table:table-cell table:style-name="Tabella2.A7" table:number-columns-spanned="10" office:value-type="string">
            <text:p text:style-name="P95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table:number-columns-spanned="10" office:value-type="string">
            <text:p text:style-name="P68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A9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ella2.B9" table:number-columns-spanned="2" office:value-type="string">
            <text:p text:style-name="P107"><text:span text:style-name="Strong_20_Emphasis"><text:span text:style-name="T29"><text:placeholder text:placeholder-type="text">&lt;for each="nl in line.name.split('\n')"&gt;</text:placeholder></text:span></text:span></text:p>
            <text:p text:style-name="P107"><text:span text:style-name="Strong_20_Emphasis"><text:span text:style-name="T29"><text:placeholder text:placeholder-type="text">&lt;nl&gt;</text:placeholder></text:span></text:span></text:p>
            <text:p text:style-name="P112"><text:span text:style-name="Strong_20_Emphasis"><text:span text:style-name="T31"><text:placeholder text:placeholder-type="text">&lt;/for&gt;</text:placeholder></text:span></text:span></text:p>
            <text:p text:style-name="P111"><text:span text:style-name="Strong_20_Emphasis"><text:span text:style-name="T32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covered-table-cell/>
          <table:table-cell table:style-name="Tabella2.D9" office:value-type="string">
            <text:p text:style-name="P103"><text:span text:style-name="Strong_20_Emphasis"><text:span text:style-name="T15"><text:placeholder text:placeholder-type="text">&lt;line.product_uom and line.product_uom.name&gt;</text:placeholder></text:span></text:span><text:soft-page-break/></text:p>
          </table:table-cell>
          <table:table-cell table:style-name="Tabella2.E9" office:value-type="string">
            <text:p text:style-name="P103"><text:span text:style-name="Strong_20_Emphasis"><text:span text:style-name="T23"><text:placeholder text:placeholder-type="text">&lt;if test="line.product_uom_qty != 0.0"&gt;</text:placeholder></text:span></text:span><text:span text:style-name="Strong_20_Emphasis"><text:span text:style-name="T15"> </text:span></text:span><text:span text:style-name="Strong_20_Emphasis"><text:span text:style-name="T16"><text:placeholder text:placeholder-type="text">&lt;formatLang(line.product_uom_qty,digits=0)&gt;</text:placeholder></text:span></text:span><text:soft-page-break/><text:span text:style-name="Strong_20_Emphasis"><text:span text:style-name="T23"><text:placeholder text:placeholder-type="text">&lt;/if&gt;</text:placeholder></text:span></text:span></text:p>
          </table:table-cell>
          <table:table-cell table:style-name="Tabella2.F9" office:value-type="string">
            <text:p text:style-name="P99"><text:span text:style-name="Strong_20_Emphasis"><text:span text:style-name="T28"><text:placeholder text:placeholder-type="text">&lt;if test="line.price_unit != 0.0"&gt;</text:placeholder></text:span></text:span><text:span text:style-name="T36"><text:placeholder text:placeholder-type="text">&lt;formatLang(line.price_unit, monetary=True)&gt;</text:placeholder></text:span><text:span text:style-name="Strong_20_Emphasis"><text:span text:style-name="T28"><text:placeholder text:placeholder-type="text">&lt;/if&gt;</text:placeholder></text:span></text:span></text:p>
          </table:table-cell>
          <table:table-cell table:style-name="Tabella2.G9" office:value-type="string">
            <text:p text:style-name="P100"><text:span text:style-name="Strong_20_Emphasis"><text:span text:style-name="T26"><text:placeholder text:placeholder-type="text">&lt;if test="line.discount != 0.00"&gt;</text:placeholder></text:span></text:span><text:span text:style-name="Strong_20_Emphasis"><text:span text:style-name="T21"><text:placeholder text:placeholder-type="text">&lt;formatLang(line.discount)&gt;</text:placeholder></text:span></text:span><text:span text:style-name="Strong_20_Emphasis"><text:span text:style-name="T26"><text:placeholder text:placeholder-type="text">&lt;/if&gt;</text:placeholder></text:span></text:span></text:p>
          </table:table-cell>
          <table:table-cell table:style-name="Tabella2.H9" table:number-columns-spanned="2" office:value-type="string">
            <text:p text:style-name="P101"><text:span text:style-name="Strong_20_Emphasis"><text:span text:style-name="T25"><text:placeholder text:placeholder-type="text">&lt;if test="line.tax_id"&gt;</text:placeholder></text:span></text:span><text:span text:style-name="Strong_20_Emphasis"><text:span text:style-name="T25"><text:placeholder text:placeholder-type="text">&lt;for each="tax in line.tax_id"&gt;</text:placeholder></text:span></text:span><text:span text:style-name="Strong_20_Emphasis"><text:span text:style-name="T17"><text:placeholder text:placeholder-type="text">&lt;formatLang(tax.amount *100, digits=0)&gt;</text:placeholder></text:span></text:span><text:soft-page-break/><text:span text:style-name="Strong_20_Emphasis"><text:span text:style-name="T17">%</text:span></text:span><text:span text:style-name="Strong_20_Emphasis"><text:span text:style-name="T25"><text:placeholder text:placeholder-type="text">&lt;/for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covered-table-cell/>
          <table:table-cell table:style-name="Tabella2.J9" office:value-type="string">
            <text:p text:style-name="P102"><text:span text:style-name="Strong_20_Emphasis"><text:span text:style-name="T24"><text:placeholder text:placeholder-type="text">&lt;if test="line.product_uom_qty != 0.0"&gt;</text:placeholder></text:span></text:span><text:span text:style-name="T33"><text:placeholder text:placeholder-type="text">&lt;formatLang(line.price_subtotal, monetary=True)&gt;</text:placeholder></text:span><text:span text:style-name="Strong_20_Emphasis"><text:span text:style-name="T24"><text:placeholder text:placeholder-type="text">&lt;/if&gt;</text:placeholder></text:span></text:span></text:p>
          </table:table-cell>
        </table:table-row>
        <table:table-row table:style-name="Tabella2.10">
          <table:table-cell table:style-name="Tabella2.A12" table:number-columns-spanned="10" office:value-type="string">
            <text:p text:style-name="P9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2" table:number-columns-spanned="10" office:value-type="string">
            <text:p text:style-name="P96"><text:bookmark-start text:name="__DdeLink__1070_10265500"/><text:placeholder text:placeholder-type="text">&lt;/if&gt;</text:placeholder><text:bookmark-end text:name="__DdeLink__1070_102655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2">
          <table:table-cell table:style-name="Tabella2.A12" table:number-columns-spanned="10" office:value-type="string">
            <text:p text:style-name="P9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3">
          <table:table-cell table:style-name="Tabella2.A13" table:number-columns-spanned="10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><text:placeholder text:placeholder-type="text">&lt;o.fiscal_position.note or ''&gt;</text:placeholder><text:span text:style-name="T34"> 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middle" fo:padding-left="0.049cm" fo:padding-right="0.049cm" fo:padding-top="0cm" fo:padding-bottom="0cm" fo:border="none"/>
    </style:style>
    <style:style style:name="Table1.B2" style:family="table-cell">
      <style:table-cell-properties style:vertical-align="" fo:padding-left="0.049cm" fo:padding-right="0.049cm" fo:padding-top="0cm" fo:padding-bottom="0cm" fo:border="none"/>
    </style:style>
    <style:style style:name="Table1.A3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MP19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MP20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21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4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41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7" style:family="paragraph" style:parent-style-name="Standard">
      <style:text-properties fo:font-size="4pt" style:font-size-asian="3.5pt" style:font-size-complex="4pt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89548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22b9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9" style:family="paragraph" style:parent-style-name="Standard">
      <style:paragraph-properties fo:text-align="start" style:justify-single-word="false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2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63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4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8" style:family="paragraph" style:parent-style-name="Standard">
      <style:text-properties fo:font-size="6pt" style:font-size-asian="5.25pt" style:font-size-complex="6pt"/>
    </style:style>
    <style:style style:name="MP69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0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MP71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MP72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4" style:family="text">
      <style:text-properties fo:color="#000000"/>
    </style:style>
    <style:style style:name="MT5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9" style:family="text">
      <style:text-properties officeooo:rsid="0093c4ce" fo:background-color="transparent" loext:char-shading-value="0"/>
    </style:style>
    <style:style style:name="MT10" style:family="text">
      <style:text-properties fo:background-color="transparent" loext:char-shading-value="0"/>
    </style:style>
    <style:style style:name="MT11" style:family="text">
      <style:text-properties officeooo:rsid="0090aa57"/>
    </style:style>
    <style:style style:name="MT12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3" style:family="text">
      <style:text-properties fo:font-weight="normal" style:font-weight-asian="normal" style:font-weight-complex="normal"/>
    </style:style>
    <style:style style:name="MT14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6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8029_1773268512"/><text:bookmark-start text:name="__DdeLink__1476_512303823"/><text:placeholder text:placeholder-type="text">&lt;translate(u'Order')&gt;</text:placeholder><text:bookmark-end text:name="__DdeLink__8029_1773268512"/><text:bookmark-end text:name="__DdeLink__1476_512303823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2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3"/>
            </table:table-cell>
            <table:table-cell table:style-name="Table2.B2" office:value-type="string">
              <text:p text:style-name="MP14"><text:placeholder text:placeholder-type="text">&lt;formatLang(o.date_order, date=True)&gt;</text:placeholder></text:p>
            </table:table-cell>
            <table:covered-table-cell/>
            <table:table-cell table:style-name="Table2.D2" office:value-type="string">
              <text:p text:style-name="MP15"><text:page-number text:select-page="current">2</text:page-number>/<text:span text:style-name="MT2"><text:page-count>2</text:page-count></text:span></text:p>
            </table:table-cell>
          </table:table-row>
        </table:table>
        <text:p text:style-name="MP16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7"><text:placeholder text:placeholder-type="text">&lt;o.company_id.partner_id.name.upper()&gt;</text:placeholder></text:p>
              <text:p text:style-name="MP18"><text:bookmark text:name="__DdeLink__1898_400434007"/><text:bookmark-start text:name="__DdeLink__1900_400434007"/><text:span text:style-name="MT3"><text:placeholder text:placeholder-type="text">&lt;o.company_id.partner_id.street or ''&gt;</text:placeholder></text:span><text:bookmark-end text:name="__DdeLink__1900_400434007"/><text:span text:style-name="MT3"> </text:span><text:span text:style-name="MT3"><text:placeholder text:placeholder-type="text">&lt;o.company_id.partner_id.zip or ''&gt;</text:placeholder></text:span><text:span text:style-name="MT3"> </text:span><text:span text:style-name="MT4"><text:s/></text:span><text:span text:style-name="MT3"><text:placeholder text:placeholder-type="text">&lt;o.company_id.partner_id.city or ''&gt;</text:placeholder></text:span><text:span text:style-name="MT4"> <text:s/></text:span><text:span text:style-name="MT3"><text:placeholder text:placeholder-type="text">&lt;o.company_id.partner_id.state_id.code and str('('+o.company_id.partner_id.state_id.code.upper()+')') or ''&gt;</text:placeholder></text:span></text:p>
              <text:p text:style-name="MP19"><text:span text:style-name="MT5"><text:placeholder text:placeholder-type="text">&lt;get_label(o.company_id.partner_id, 'vat')&gt;</text:placeholder></text:span> <text:bookmark-start text:name="__DdeLink__10723_2116006207"/><text:span text:style-name="MT5"><text:placeholder text:placeholder-type="text">&lt;o.company_id.partner_id.vat or ''&gt;</text:placeholder></text:span><text:bookmark-end text:name="__DdeLink__10723_2116006207"/></text:p>
              <text:p text:style-name="MP20"><text:placeholder text:placeholder-type="text">&lt;o.company_id.partner_id.email or ''&gt;</text:placeholder></text:p>
            </table:table-cell>
            <table:table-cell table:style-name="Table1.B1" office:value-type="string">
              <text:p text:style-name="MP21"/>
            </table:table-cell>
          </table:table-row>
          <table:table-row table:style-name="Table1.1">
            <table:table-cell table:style-name="Table1.A1" office:value-type="string">
              <text:p text:style-name="MP22"/>
              <text:p text:style-name="MP23"><text:span text:style-name="MT6"><text:placeholder text:placeholder-type="text">&lt;get_label(o,'partner_shipping_id')&gt;</text:placeholder></text:span><text:bookmark-start text:name="__DdeLink__1481_400434007"/><text:span text:style-name="MT7">:</text:span><text:bookmark-end text:name="__DdeLink__1481_400434007"/></text:p>
              <text:p text:style-name="MP24"><text:placeholder text:placeholder-type="text">&lt;o.partner_shipping_id.title&gt;</text:placeholder></text:p>
              <text:p text:style-name="MP25"><text:bookmark-start text:name="__DdeLink__1486_400434007"/><text:placeholder text:placeholder-type="text">&lt;o.partner_shipping_id.name or ''&gt;</text:placeholder><text:bookmark-end text:name="__DdeLink__1486_400434007"/></text:p>
              <text:p text:style-name="MP26"><text:placeholder text:placeholder-type="text">&lt;o.partner_shipping_id.street or ''&gt;</text:placeholder> </text:p>
              <text:p text:style-name="MP27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8"/>
            </table:table-cell>
            <table:table-cell table:style-name="Table1.B2" office:value-type="string">
              <text:p text:style-name="MP29"><text:bookmark-start text:name="__DdeLink__1484_400434007"/><text:span text:style-name="MT6"><text:placeholder text:placeholder-type="text">&lt;get_label(o,'partner_invoice_id')&gt;</text:placeholder></text:span><text:bookmark-end text:name="__DdeLink__1484_400434007"/><text:span text:style-name="MT7">:</text:span></text:p>
              <text:p text:style-name="MP30"><text:placeholder text:placeholder-type="text">&lt;o.partner_invoice_id.title&gt;</text:placeholder></text:p>
              <text:p text:style-name="MP31"><text:bookmark-start text:name="__DdeLink__1492_400434007"/><text:placeholder text:placeholder-type="text">&lt;o.partner_invoice_id.name or ''&gt;</text:placeholder><text:bookmark-end text:name="__DdeLink__1492_400434007"/></text:p>
              <text:p text:style-name="MP32"><text:placeholder text:placeholder-type="text">&lt;o.partner_invoice_id.street or ''&gt;</text:placeholder> </text:p>
              <text:p text:style-name="MP33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34"/>
              <text:p text:style-name="MP35"><text:span text:style-name="MT8"><text:placeholder text:placeholder-type="text">&lt;get_label(o.partner_invoice_id,'phone')&gt;</text:placeholder></text:span><text:span text:style-name="MT9"><text:tab/>: </text:span><text:span text:style-name="MT10"><text:placeholder text:placeholder-type="text">&lt;o.partner_invoice_id.phone&gt;</text:placeholder></text:span></text:p>
              <text:p text:style-name="MP36"><text:span text:style-name="MT9">@<text:tab/>: </text:span><text:span text:style-name="MT10"><text:placeholder text:placeholder-type="text">&lt;o.partner_invoice_id.email&gt;</text:placeholder></text:span></text:p>
              <text:p text:style-name="MP37"><text:placeholder text:placeholder-type="text">&lt;if test="o.partner_id.fiscalcode"&gt;</text:placeholder></text:p>
              <text:p text:style-name="MP38"><text:span text:style-name="MT11">C.F.<text:tab/>: </text:span><text:bookmark-start text:name="__DdeLink__6896_400434007"/><text:span text:style-name="MT10"><text:placeholder text:placeholder-type="text">&lt;o.partner_id.fiscalcode or ''&gt;</text:placeholder></text:span><text:bookmark-end text:name="__DdeLink__6896_400434007"/></text:p>
              <text:p text:style-name="MP37"><text:placeholder text:placeholder-type="text">&lt;/if&gt;</text:placeholder></text:p>
              <text:p text:style-name="MP39"><text:span text:style-name="MT12"><text:placeholder text:placeholder-type="text">&lt;translate(u'VAT')&gt;</text:placeholder></text:span><text:span text:style-name="MT9"><text:tab/></text:span><text:span text:style-name="MT10">: </text:span><text:span text:style-name="MT10"><text:placeholder text:placeholder-type="text">&lt;o.partner_id.vat or ''&gt;</text:placeholder></text:span></text:p>
              <text:p text:style-name="MP40"/>
            </table:table-cell>
          </table:table-row>
          <table:table-row table:style-name="Table1.1">
            <table:table-cell table:style-name="Table1.A3" table:number-columns-spanned="2" office:value-type="string">
              <text:p text:style-name="MP41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3" table:number-columns-spanned="2" office:value-type="string">
              <text:p text:style-name="MP42"><text:placeholder text:placeholder-type="text">&lt;choose&gt;</text:placeholder></text:p>
              <text:p text:style-name="MP42"><text:placeholder text:placeholder-type="text">&lt;get_selection_item(o.payment_term, o.payment_term.type) or ''&gt;</text:placeholder></text:p>
              <text:p text:style-name="MP43"><text:placeholder text:placeholder-type="text">&lt;o.payment_term and o.payment_term.note or o.payment_term and o.payment_term.name or ''&gt;</text:placeholder></text:p>
              <text:p text:style-name="MP42"><text:placeholder text:placeholder-type="text">&lt;when test="o.payment_term.type == 'RB'"&gt;</text:placeholder></text:p>
              <text:p text:style-name="MP42"><text:placeholder text:placeholder-type="text">&lt;choose&gt;</text:placeholder></text:p>
              <text:p text:style-name="MP42"><text:placeholder text:placeholder-type="text">&lt;when test="o.partner_id.bank_riba_id"&gt;</text:placeholder></text:p>
              <text:p text:style-name="MP42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42"><text:placeholder text:placeholder-type="text">&lt;/when&gt;</text:placeholder></text:p>
              <text:p text:style-name="MP42"><text:placeholder text:placeholder-type="text">&lt;otherwise&gt;</text:placeholder></text:p>
              <text:p text:style-name="MP42"><text:placeholder text:placeholder-type="text">&lt;if test="o.partner_id.bank_ids"&gt;</text:placeholder></text:p>
              <text:p text:style-name="MP43"><text:placeholder text:placeholder-type="text">&lt;o.partner_id.bank_ids[0].bank_name or '' &gt;</text:placeholder></text:p>
              <text:p text:style-name="MP42"><text:placeholder text:placeholder-type="text">&lt;/if&gt;</text:placeholder></text:p>
              <text:p text:style-name="MP42"><text:placeholder text:placeholder-type="text">&lt;/otherwise&gt;</text:placeholder></text:p>
              <text:p text:style-name="MP42"><text:placeholder text:placeholder-type="text">&lt;/choose&gt;</text:placeholder></text:p>
              <text:p text:style-name="MP42"><text:placeholder text:placeholder-type="text">&lt;/when&gt;</text:placeholder></text:p>
              <text:p text:style-name="MP42"><text:placeholder text:placeholder-type="text">&lt;otherwise&gt;</text:placeholder></text:p>
              <text:p text:style-name="MP44"><text:placeholder text:placeholder-type="text">&lt;if test="o.partner_id.company_bank_id"&gt;</text:placeholder></text:p>
              <text:p text:style-name="MP43"><text:span text:style-name="MT3"><text:placeholder text:placeholder-type="text">&lt;o.partner_id.company_bank_id.bank_name&gt;</text:placeholder></text:span><text:span text:style-name="MT3"> IBAN </text:span><text:span text:style-name="MT3"><text:placeholder text:placeholder-type="text">&lt;o.partner_id.company_bank_id.iban&gt;</text:placeholder></text:span></text:p>
              <text:p text:style-name="MP44"><text:placeholder text:placeholder-type="text">&lt;/if&gt;</text:placeholder></text:p>
              <text:p text:style-name="MP44"><text:placeholder text:placeholder-type="text">&lt;if test="o.company_id.bank_ids"&gt;</text:placeholder></text:p>
              <text:p text:style-name="MP43"><text:span text:style-name="MT3"><text:placeholder text:placeholder-type="text">&lt;o.company_id.bank_ids[0].bank_name&gt;</text:placeholder></text:span><text:span text:style-name="MT3"> IBAN </text:span><text:span text:style-name="MT3"><text:placeholder text:placeholder-type="text">&lt;o.company_id.bank_ids[0].iban&gt;</text:placeholder></text:span></text:p>
              <text:p text:style-name="MP44"><text:placeholder text:placeholder-type="text">&lt;/if&gt;</text:placeholder></text:p>
              <text:p text:style-name="MP42"><text:placeholder text:placeholder-type="text">&lt;/otherwise&gt;</text:placeholder></text:p>
              <text:p text:style-name="MP45"><text:placeholder text:placeholder-type="text">&lt;/choose&gt;</text:placeholder></text:p>
            </table:table-cell>
            <table:covered-table-cell/>
          </table:table-row>
        </table:table>
        <text:p text:style-name="MP46"/>
      </style:header>
      <style:footer>
        <text:p text:style-name="MP47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48"><text:bookmark text:name="__DdeLink__1804_1266394671"/><text:placeholder text:placeholder-type="text">&lt;if test="sale_weight()"&gt;</text:placeholder></text:p>
              <text:p text:style-name="MP49"><text:bookmark-start text:name="__DdeLink__943_1928623897"/><text:placeholder text:placeholder-type="text">&lt;get_label(o,'volume').lower()&gt;</text:placeholder><text:bookmark-end text:name="__DdeLink__943_1928623897"/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8"><text:placeholder text:placeholder-type="text">&lt;if test="sale_weight()"&gt;</text:placeholder></text:p>
              <text:p text:style-name="MP49"><text:placeholder text:placeholder-type="text">&lt;get_label(o,'weight').lower(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8"><text:placeholder text:placeholder-type="text">&lt;if test="sale_weight()"&gt;</text:placeholder></text:p>
              <text:p text:style-name="MP49"><text:placeholder text:placeholder-type="text">&lt;get_label(o,'net_weight').lower(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1" office:value-type="string">
              <text:p text:style-name="MP51"><text:bookmark text:name="__DdeLink__1064_10265500"/><text:placeholder text:placeholder-type="text">&lt;translate(u'goods amount')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1" office:value-type="string">
              <text:p text:style-name="MP52"><text:placeholder text:placeholder-type="text">&lt;get_label(o.order_line[0],'discount').lower().replace('(%)','')&gt;</text:placeholder></text:p>
            </table:table-cell>
          </table:table-row>
          <table:table-row>
            <table:table-cell table:style-name="Tabella5.A2" office:value-type="string">
              <text:p text:style-name="MP53"><text:placeholder text:placeholder-type="text">&lt;if test="sale_weight()"&gt;</text:placeholder></text:p>
              <text:p text:style-name="MP54"><text:placeholder text:placeholder-type="text">&lt;formatLang(o.volume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3"><text:placeholder text:placeholder-type="text">&lt;if test="sale_weight()"&gt;</text:placeholder></text:p>
              <text:p text:style-name="MP54"><text:placeholder text:placeholder-type="text">&lt;formatLang(o.weight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3"><text:bookmark-start text:name="__DdeLink__1014_54864676"/><text:placeholder text:placeholder-type="text">&lt;if test="sale_weight()"&gt;</text:placeholder><text:bookmark-end text:name="__DdeLink__1014_54864676"/></text:p>
              <text:p text:style-name="MP54"><text:placeholder text:placeholder-type="text">&lt;formatLang(o.net_weight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5"/>
            </table:table-cell>
            <table:table-cell table:style-name="Tabella5.A2" office:value-type="string">
              <text:p text:style-name="MP56"><text:placeholder text:placeholder-type="text">&lt;formatLang(get_total_goods(o.order_line), monetary=True, currency_obj=o.currency_id)&gt;</text:placeholder><text:bookmark text:name="__DdeLink__2249_54864676"/></text:p>
            </table:table-cell>
            <table:table-cell table:style-name="Tabella5.B1" office:value-type="string">
              <text:p text:style-name="MP57"/>
            </table:table-cell>
            <table:table-cell table:style-name="Tabella5.A2" office:value-type="string">
              <text:p text:style-name="MP58"><text:span text:style-name="MT13"><text:s/></text:span><text:bookmark-start text:name="__DdeLink__12468_1664262691"/><text:span text:style-name="MT14"><text:placeholder text:placeholder-type="text">&lt;formatLang(get_total_discount(o.order_line))&gt;</text:placeholder></text:span><text:bookmark-end text:name="__DdeLink__12468_1664262691"/></text:p>
            </table:table-cell>
          </table:table-row>
          <table:table-row table:style-name="Tabella5.3">
            <table:table-cell table:style-name="Tabella5.A2" office:value-type="string">
              <text:p text:style-name="MP51"><text:placeholder text:placeholder-type="text">&lt;translate(u'transport amount')&gt;</text:placeholder></text:p>
            </table:table-cell>
            <table:table-cell table:style-name="Tabella5.B1" office:value-type="string">
              <text:p text:style-name="MP59"/>
            </table:table-cell>
            <table:table-cell table:style-name="Tabella5.A2" office:value-type="string">
              <text:p text:style-name="MP60"><text:placeholder text:placeholder-type="text">&lt;translate(u'other amount')&gt;</text:placeholder>/<text:placeholder text:placeholder-type="text">&lt;translate(u'contribution amount')&gt;</text:placeholder></text:p>
            </table:table-cell>
            <table:table-cell table:style-name="Tabella5.B1" office:value-type="string">
              <text:p text:style-name="Standard"/>
            </table:table-cell>
            <table:table-cell table:style-name="Tabella5.A2" office:value-type="string">
              <text:p text:style-name="MP61"><text:placeholder text:placeholder-type="text">&lt;get_label(o,'amount_untaxed')&gt;</text:placeholder></text:p>
            </table:table-cell>
            <table:table-cell table:style-name="Tabella5.B1" office:value-type="string">
              <text:p text:style-name="MP62"/>
            </table:table-cell>
            <table:table-cell table:style-name="Tabella5.A2" office:value-type="string">
              <text:p text:style-name="MP61"><text:placeholder text:placeholder-type="text">&lt;get_label(o,'amount_tax')&gt;</text:placeholder></text:p>
            </table:table-cell>
            <table:table-cell table:style-name="Tabella5.B1" office:value-type="string">
              <text:p text:style-name="MP62"/>
            </table:table-cell>
            <table:table-cell table:style-name="Tabella5.A2" office:value-type="string">
              <text:p text:style-name="MP62"><text:placeholder text:placeholder-type="text">&lt;get_label(o,'amount_total')&gt;</text:placeholder></text:p>
            </table:table-cell>
          </table:table-row>
          <table:table-row table:style-name="Tabella5.3">
            <table:table-cell table:style-name="Tabella5.A2" office:value-type="string">
              <text:p text:style-name="MP56"><text:placeholder text:placeholder-type="text">&lt;formatLang(get_total_transport(o.order_line), monetary=True, currency_obj=o.currency_id)&gt;</text:placeholder><text:bookmark text:name="__DdeLink__2249_548646761"/></text:p>
            </table:table-cell>
            <table:table-cell table:style-name="Tabella5.B1" office:value-type="string">
              <text:p text:style-name="MP63"/>
            </table:table-cell>
            <table:table-cell table:style-name="Tabella5.A2" office:value-type="string">
              <text:p text:style-name="MP56"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5"><text:placeholder text:placeholder-type="text">&lt;formatLang(o.amount_untaxed,monetary=True,currency_obj=o.currency_id)&gt;</text:placeholder></text:p>
            </table:table-cell>
            <table:table-cell table:style-name="Tabella5.B1" office:value-type="string">
              <text:p text:style-name="MP66"/>
            </table:table-cell>
            <table:table-cell table:style-name="Tabella5.A2" office:value-type="string">
              <text:p text:style-name="MP65"><text:placeholder text:placeholder-type="text">&lt;formatLang(o.amount_tax,monetary=True,currency_obj=o.currency_id)&gt;</text:placeholder></text:p>
            </table:table-cell>
            <table:table-cell table:style-name="Tabella5.B1" office:value-type="string">
              <text:p text:style-name="MP66"/>
            </table:table-cell>
            <table:table-cell table:style-name="Tabella5.A2" office:value-type="string">
              <text:p text:style-name="MP67"><text:span text:style-name="MT13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68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69"><draw:frame draw:style-name="Mfr2" draw:name="image: asimage(company.brand_logo,None,80,10,'px')" text:anchor-type="paragraph" svg:x="15.907cm" svg:y="0.443cm" svg:width="3cm" svg:height="0.499cm" draw:z-index="1"><draw:text-box><text:p text:style-name="Frame_20_contents"/></draw:text-box></draw:frame><text:bookmark-start text:name="__DdeLink__22927_1773268512"/><text:placeholder text:placeholder-type="text">&lt;if test="o.partner_id.lang == 'it_IT'"&gt;</text:placeholder></text:p>
              <text:p text:style-name="MP70"><text:bookmark-start text:name="__DdeLink__2736_400434007"/>Ai sensi del D.Lgs. 196/2003 Vi informiamo che i Vs. dati saranno utilizzati esclusivamente per i fini connessi ai rapporti commerciali tra di noi in essere. </text:p>
              <text:p text:style-name="MP71">Contributo CONAI assolto ove dovuto - Vi preghiamo di controllare i Vs. dati anagrafici, la Partita IVA e il Codice Fiscale. Non ci riteniamo responsabili di eventuali incongruità.<text:bookmark-end text:name="__DdeLink__2736_400434007"/></text:p>
              <text:p text:style-name="MP72"><text:placeholder text:placeholder-type="text">&lt;/if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6-12-21T11:23:44.352572195</dc:date>
    <meta:editing-duration>P6DT4H35M56S</meta:editing-duration>
    <meta:editing-cycles>706</meta:editing-cycles>
    <meta:generator>LibreOffice/5.1.4.2$Linux_X86_64 LibreOffice_project/10m0$Build-2</meta:generator>
    <meta:document-statistic meta:table-count="5" meta:image-count="0" meta:object-count="0" meta:page-count="2" meta:paragraph-count="158" meta:word-count="458" meta:character-count="6446" meta:non-whitespace-character-count="6133"/>
  </office:meta>
</office:document-meta>
</file>